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Patientenakten: </text:span></text:p>
      <text:p text:style-name="P1"><text:span text:style-name="T2">#1: patient 187 </text:span></text:p>
      <text:p text:style-name="P1"><text:span text:style-name="T2">age 27</text:span></text:p>
      <text:p text:style-name="P1"><text:span text:style-name="T2">gender male</text:span></text:p>
      <text:p text:style-name="P1"><text:span text:style-name="T2">constitution: good</text:span></text:p>
      <text:p text:style-name="P1"><text:span text:style-name="T2">Testperson survived the surgical procedure succesful and accepted the synthetic heart. The testperson refused the procedure brief before the operation but because financial reasons und the sign of the patient, he was narcotized and brought to the operation. Not one physic reaction<text:s text:c="2"/>to the synthetic heart but there are strange changes by the synapsisscan. The brainfunction grows. The hearing got boosted and the nerves got more sensitive. New potential nominee for the x-project.</text:span></text:p>
      <text:p text:style-name="P1"><text:span text:style-name="T2">Dr.JanetMiles</text:span></text:p>
      <text:p text:style-name="P1"><text:span text:style-name="T3"/></text:p>
      <text:p text:style-name="P1"><text:span text:style-name="T4">#2:patient 343</text:span></text:p>
      <text:p text:style-name="P1"><text:span text:style-name="T4">age 36</text:span></text:p>
      <text:p text:style-name="P1"><text:span text:style-name="T4">gender: male</text:span></text:p>
      <text:p text:style-name="P1"><text:span text:style-name="T4">constitution: average</text:span></text:p>
      <text:p text:style-name="P1"><text:span text:style-name="T4">The subject survived the surgical procedure but it didn't accepted the heart so well. We are so crowded these days. This patient is just one of many we have to care for. After the treating he got nervous and resisted the nurses. We hat to calm him with painkillers. After that he started to halluciniate and talked about a dumb knocking.</text:span></text:p>
      <text:p text:style-name="P1"><text:span text:style-name="T4">Dr.JanetMiles</text:span></text:p>
      <text:p text:style-name="P1"><text:span text:style-name="T5"/></text:p>
      <text:p text:style-name="P1"><text:span text:style-name="T6">#3:patient 447</text:span></text:p>
      <text:p text:style-name="P1"><text:span text:style-name="T6">age 53</text:span></text:p>
      <text:p text:style-name="P1"><text:span text:style-name="T6">gender: female</text:span></text:p>
      <text:p text:style-name="P1"><text:span text:style-name="T6">constitution average:</text:span></text:p>
      <text:p text:style-name="P1"><text:span text:style-name="T6">The testobject shows symptomps of psychotic boosts, paranoia and hallucionations.<text:s text:c="2"/>The project is now official blamed by the public. The Sideeffects actually happen even more often then the news says. The good news are that the most people who got symptomps also get a stronger cognition and are more compliat if they are not psychotic at the moment.</text:span></text:p>
      <text:p text:style-name="P1"><text:span text:style-name="T6">Dr.JanetMiles</text:span></text:p>
      <text:p text:style-name="P1"><text:span text:style-name="T7"/></text:p>
      <text:p text:style-name="P1"><text:span text:style-name="T8">#4:patient 448</text:span></text:p>
      <text:p text:style-name="P1"><text:span text:style-name="T8">age 24</text:span></text:p>
      <text:p text:style-name="P1"><text:span text:style-name="T8">gender female</text:span></text:p>
      <text:p text:style-name="P1"><text:span text:style-name="T8">constitution bad:</text:span></text:p>
      <text:p text:style-name="P1"><text:span text:style-name="T8">The Object is one of the rare cases which died while the operation. We're lucky that our skilled surgeries got the product unharmed. The patient was addicted to drugs which got the benefit that we can study the risiko to work with junkies.</text:span></text:p>
      <text:p text:style-name="P1"><text:span text:style-name="T8">Dr.JanetMiles</text:span></text:p>
      <text:p text:style-name="P1"><text:span text:style-name="T9"/></text:p>
      <text:p text:style-name="P1"><text:span text:style-name="T10">#5:patient 449</text:span></text:p>
      <text:p text:style-name="P1"><text:span text:style-name="T10">age 30</text:span></text:p>
      <text:p text:style-name="P1"><text:span text:style-name="T10">gender male</text:span></text:p>
      <text:p text:style-name="P1"><text:span text:style-name="T10">constitution good:</text:span></text:p>
      <text:p text:style-name="P1"><text:span text:style-name="T10">Oject 449 was a quite resisting patient who tried to flee for four times til we were able to daze him so we can harvest the product. I'm afraid we have to keep the product here even if the health condition would explain a leave from the medical tract.</text:span></text:p>
      <text:p text:style-name="P1"><text:span text:style-name="T10">Dr.JanetMiles</text:span></text:p>
      <text:p text:style-name="P1"><text:span text:style-name="T10"/></text:p>
      <text:p text:style-name="P1"><text:span text:style-name="T10">#6:patient 001</text:span></text:p>
      <text:p text:style-name="P1"><text:span text:style-name="T10">age 32</text:span></text:p>
      <text:p text:style-name="P1"><text:span text:style-name="T10">gender female</text:span></text:p>
      <text:p text:style-name="P1"><text:span text:style-name="T10">constitution good</text:span></text:p>
      <text:p text:style-name="P1"><text:span text:style-name="T10">My first try to create a meta-human, is my own younger sister Cloe. Born with a heartdefect,<text:s text:c="2"/>she were struggling for life since she were a chield. I spent days without break and nights without sleep to find an answer that might help. In the last month her constitution got more worse step by step bit by bit.... Today she died and I were'nt able to help her. Everything I learned was useless and everything I tried didn't work out. But I invented a method to let the Heart help to survive. The x-project had a function in the end.</text:span></text:p>
      <text:p text:style-name="P1"><text:span text:style-name="T10">Doctor JanetMiles<text:s text:c="3"/></text:span></text:p>
      <text:p text:style-name="P1"><text:span text:style-name="T11"/></text:p>
      <text:p text:style-name="P1"><text:span text:style-name="T12">Tagebucheinträge:</text:span></text:p>
      <text:p text:style-name="P1"><text:span text:style-name="T13"/></text:p>
      <text:p text:style-name="P1"><text:span text:style-name="T14">Diaryentry1: </text:span></text:p>
      <text:p text:style-name="P1"><text:span text:style-name="T14">Withdrawed my license?...<text:s text:c="2"/>not with me!I can't believe it! Which scientific findings I could have given mankind about efficiency boost. Sometimes there must be a risk to change the world.<text:s text:c="2"/>This project i worked years for is given to this stupid, incompetent fools. So far today we were nearly full and need to recruit docs from other hospitals so we're not get overan. Scores of stupid folks<text:s text:c="2"/>will be come to us and by such a brilliant project they will soon see that I'm the only one who's right for this job. For the science, for the progress.</text:span></text:p>
      <text:p text:style-name="P1"><text:span text:style-name="T15"/></text:p>
      <text:p text:style-name="P1"><text:span text:style-name="T16">JM</text:span></text:p>
      <text:p text:style-name="P1"><text:span text:style-name="T17"/></text:p>
      <text:p text:style-name="P1"><text:span text:style-name="T18">Diaryentry2:</text:span></text:p>
      <text:p text:style-name="P1"><text:span text:style-name="T18">Of course they couldn't<text:s text:c="2"/>deny my genius. The Energy we can generate from a product like healthy heart that pushes for 70 years or more with such low costs is incredible. The different reactions to the remove of the heart are so very manifold. We nearly can't record all the various behaviors of the human body. Science wasn't so exciting since collegetime.<text:s text:c="2"/>Well we still got a lot of paranoia, hallucination and psychotic impulses and numbers of cases with physical and mental boost are going down. By the way one of my colleagues called me insane yesterday... insane? me?! Just because i'm doing my work and don't hesitate to risk something they call me insane. After that i put him on the list for the heart-removementproject. We still just got a few number of possible products for the x-project. Without the x-project the whole programm is meaningless. I'll have to get new prospects ... and I'll better hurry.</text:span></text:p>
      <text:p text:style-name="P1"><text:span text:style-name="T19"/></text:p>
      <text:p text:style-name="P1"><text:span text:style-name="T20">JM</text:span></text:p>
      <text:p text:style-name="P1"><text:span text:style-name="T20"/></text:p>
      <text:p text:style-name="P1"><text:span text:style-name="T20">Diaryentry3:</text:span></text:p>
      <text:p text:style-name="P1"><text:span text:style-name="T20">The DNA of patient 187 and Cloe aren't compatible... everything i hoped and what I lived for is done. My life'swork is done. All my patients and employees got ill one by one. Heard nothing about the patient who gave me the only reason to live... I wish i could thank him for the time of hope I spent with my sister. Good-bye cruel world</text:span></text:p>
      <text:p text:style-name="P1"><text:span text:style-name="T21"/></text:p>
      <text:p text:style-name="P1"><text:span text:style-name="T21"/></text:p>
      <text:p text:style-name="P1"><text:span text:style-name="T22">Story: </text:span></text:p>
      <text:p text:style-name="P1"><text:span text:style-name="T23">Man erwacht in einem schummrigen Krankenhaus von dem dumpfen Geräusch eines Herzschlags, hilflos und ohne Erinnerung an Vergangenes. Das einzige was in dem Zimmer zu finden ist, ist eine Patientenakte mit einer äußerst sauberen Handschrift. Der Patient wird durch eine Art künstliches Herz am Leben erhalten, denn sein echtes scheint ihm entfernt worden zu sein. Der Weg aus dem Zimmer führt in die Eingangshalle in der ein Menschengroßer Glaskasten steht und der Weg nach draußen ist durch Schutt versperrt. Die einst so klaren Krankenhausflure sind verschmutzt und von Blutstreifen überzogen. Da der Strom weitestgehend ausgefallen scheint sieht der Spieler auch nicht sonderlich weit. Der Patient muss sich leise an einem undefinierebaren Wesen vorbeischleichen das sich an den Eingeweiden eines unbekannten Patienten labt, um ein einen Nothammer zu gelangen. Am Ende des Flurs wird der Notfallschalter mit dem Hammer eingeschlagen und eine nahe gelegene elektrische Tür öffnet sich. Der Charakter stolpert die Treppe zum Keller hinunter und findet dort einen langen Flur der teils unter Wasser steht vor. Viele Kellerräume wurden links und rechts entlang des Flurs gebaut. Am Ende wartet ein abgebrannter Fahrstuhl der ohne Strom nicht in Betrieb geht. In einem der Nebenräume ist ein Stromschalter, allerdings für der einzige Weg hinaus in den gefluteten Flur auf dem nun Kreaturen herumschleichen die hinter einer elektronisch verriegelten Tür eingesperrt waren. Man muss sich vor den Monstern verstecken und von Raum zu Raum huschen bis man beinahe am Ende angekommen ist. Dort liegt eine Stromleitung in einer Pfütze und der einzige Weg führt durch einen provisorisch eingerichteten Kellerraum in dem ein halbtoter Patient liegt. Neben seinem Krankenbett liegt eine Akte die über ihn berichtet. verlässt man den Raum über die zuvor elektrisch verriegelte Tür gelangt man zurück zum Fahrstuhl und kann von dort in eine der oberen Etagen fahren. Der Fahrstuhl ist in völlige Finsternis gehüllt und das Klopfen des Herzschlags wird deutlicher, als er die Tür aufgeht und wieder Licht hineinscheint liegt ein blutüberströmtes, sterbendes Wesen neben dem Charakter das nach den Füßen des Spielers schnappt. Man flüchtet aus dem Fahrstuhl und als man beinahe in den nächsten Gang eintritt, rennt ein schreiender Patient an einem vorbei und der Schrei bricht abrupt ab. Am Gangende wartet ein Monster und man kommt nur weiter indem man in die andere Richtung über die Leiche des anderen Patienten schreitet, der auf einem Stachelfeld verblutet. Man kommt in ein Krankenzimmer mit drei Betten und zwei Patientenakten. Am dritten Bett führt eine Blutspur in den nächsten Raum. Im Raum links neben dem Krankenzimmer liegt nur ein Tagebuch und der Rest des Raumes ist Leer. In dem Buch stehen die Anfangszeit der Experimente, als noch keine chirurgischen Eingriffe sondern physische und mentale Tests gemacht wurden. Geht man in den unteren Raum<text:s text:c="2"/>kommt man in einen kleinen Raum in dem ein überlebender Patient sitzt. Leider ist er nicht mehr bei Sinnen und brabbelt von Experimenten und einem Monster, dass immer an der Tür schabt. Man nimmt dem Patienten den Schlüssel ab der einen den Zugang zum Treppenhaus gewährt, um auf Ebene 4 und 5 zu gelangen. Gleich am Eingang kann man jemanden durch nahe gelegene pfützen stampfen hören. Der Weg nach unten führt nur zu Türen die elektronisch versperrt sind und zu einer dunklen Ecke in der ein Herz in Blut schwimmt. Der Spieler muss an dem Gegner ganz am Anfang vorbeischleichen und in den nächsten Raum gelangen. Dort sind unzählige aufgeschlagene menschengroße Glasbehälter und jemand schlurft durch die Glasscherben. Der Patient muss durch die Glasfreie Ebene zur anderen Seite des Raumes ohne von dem Gegner gesehen zu werden. Dort ist der Stromschalter für die Ebenen drei, vier und fünf. Von dort aus kann man durch eine zuvor elektrisch verschlossene Tür, den Gang hinunter und in das Büro eines Arztes zu gelangen. Dort findet man neben der netten Einrichtung die als einziges unversehrt scheint, dass zweite Tagebuch des Doktors. Der Eintrag ist einige Monate später datiert und besagt, dass das menschliche Herz als ideale Stromquelle dient, da es noch 70 bis 80 Jahre nach entnahme aus dem Körper des Wirtes bei entsprechender Rohstoffzuführung weiterarbeiten kann. und das ohne jemals Pause einzulegen. Bisjetzt sind 23 von 23 Operationen geglückt und die Spender erhielten für ihre Zeit die sie noch auf diesem Planeten hatten ein künstliches Herz. In dem Zimmer ist desweiteren ein Schalter der eine der drei Türen zu Projekt X öffnet wie es im Tagebuch des Docs steht. Zurück auf der dritten Ebene ist gleich links die erste Tür die elektronisch verschlossen war der zweite Schalter um zum vermeintlichen Ziel zu gelangen. Auf der fünften Ebene erwartet einen ein Irrgarten in dessen Mitte der letzte verbliebende Schalter liegt. Zu beginn des Labyrinths ist ein Schild auf dem Testbereicht steht und auf Boden und Wänden findet sich mehr Blut als gewöhnlich. Nachdem der Patient den Schalter betätigt, werden überall auf der Ebene Fallen aktiviert. Sobald man zurück auf der dritten Ebene ist, kann man sich weiter dem pochenden Herzschlag nähern, doch kurz bevor man den Raum betreten kann in dem man alles erfährt, fällt der Charakter durch eine Falltür in das gerissenste Labyrinth das dieses Labor zu bieten hat. Der Herzschlag dröhnt in den Ohren des Patienten und lässt ihn für einen Moment die Welt vor Augen verschwimmen.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